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color="#f3ec79" style:font-name="Monospace" fo:font-size="10pt" fo:font-style="normal" fo:font-weight="normal" fo:background-color="#373737" style:font-size-asian="10pt"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BERT François</text:p>
      <text:p text:style-name="Standard">SALAMANI Léandre</text:p>
      <text:p text:style-name="Standard">SAULLE Laura</text:p>
      <text:p text:style-name="Standard"/>
      <text:p text:style-name="Standard"/>
      <text:p text:style-name="P7">Compte-rendu - Héritage</text:p>
      <text:p text:style-name="P1"/>
      <text:p text:style-name="P8">1. Échauffement</text:p>
      <text:p text:style-name="P5"/>
      <text:p text:style-name="P6">Le but de cet échauffement étant de travailler l’hérédité, nous devons comprendre la subtilité entre le comportement des classes ABC et DEF.</text:p>
      <text:p text:style-name="P1"/>
      <text:p text:style-name="P1">1. La sortie du programme ABC est :</text:p>
      <text:p text:style-name="P1"><text:tab/>C un 42</text:p>
      <text:p text:style-name="P1"><text:tab/>B un X</text:p>
      <text:p text:style-name="P1"><text:tab/>C un 42</text:p>
      <text:p text:style-name="P1"><text:tab/>A deux</text:p>
      <text:p text:style-name="P1"/>
      <text:p text:style-name="P1">2. Afin d’afficher le résultat attendu, nous avons fait de la classe D une classe abstraite, avec une implémentation pour un <text:span text:style-name="T3">int. </text:span><text:span text:style-name="T4">La classe E qui implémente la classe D doit définir ses deux méthodes abstraites ; elle peut donc afficher un </text:span><text:span text:style-name="T3">char</text:span><text:span text:style-name="T4"> et un </text:span><text:span text:style-name="T3">String</text:span><text:span text:style-name="T4"> (elle aura besoin de D pour un </text:span><text:span text:style-name="T3">int</text:span><text:span text:style-name="T4">). La classe F doit afficher un </text:span><text:span text:style-name="T3">String</text:span><text:span text:style-name="T4">, elle redéfinit la méthode ; idem pour la méthode </text:span><text:span text:style-name="T3">deux().</text:span></text:p>
      <text:p text:style-name="P1"/>
      <text:p text:style-name="P13">2. <text:bookmark text:name="orgd92ff48"/>Documents et alignement</text:p>
      <text:p text:style-name="P2"/>
      <text:p text:style-name="P2">2.1. Paragraphes</text:p>
      <text:p text:style-name="P3">1. Pour permettre un alignement différent, nous devons créer deux classes qui héritent de Paragraphe, et ainsi la déclaration du Paragraphe devient :</text:p>
      <text:p text:style-name="P9"/>
      <text:p text:style-name="P9">p = new ParagrapheDroite() ;</text:p>
      <text:p text:style-name="P4">ou</text:p>
      <text:p text:style-name="P9"><text:s/>p = new ParagrapheGauche() ;</text:p>
      <text:p text:style-name="P4"/>
      <text:p text:style-name="P12"/>
      <text:p text:style-name="P3">Nous utilisons également des paragraphes dans BlocDeTexte. Dorénavant, nous devons déclarer un ParagrapheGauche ou un ParagrapheDroite. Il nous faudra également une méthode pour modifier l’alignement si cela est nécessaire.</text:p>
      <text:p text:style-name="P2"><text:span text:style-name="T1">Nous remarquons que cette approche n’est pas idéale, car si nous souhaitons modifier l’alignement au cours de la création d’un bloc de texte, nous devons copier tous les attributs, alors que seule la méthode</text:span><text:span text:style-name="T2"> toString()</text:span><text:span text:style-name="T1"> est différente.</text:span></text:p>
      <text:p text:style-name="P3"/>
      <text:p text:style-name="P2"><text:span text:style-name="T1">2. </text:span><text:span text:style-name="T1">La classe Paragraphe contient les attributs donc est nécessaire pour ParagrapheGauche et ParagrapheDroit. Mais elle peut être utilisée seule pour faire un alignement centré.</text:span></text:p>
      <text:p text:style-name="P3"/>
      <text:p text:style-name="P2">2.2.Titre</text:p>
      <text:p text:style-name="P2"><text:span text:style-name="T1">1. </text:span><text:span text:style-name="T1">Nous devons faire des modifications à chaque endroit où un titre est défini, c’est-à-dire</text:span><text:span text:style-name="T1"> </text:span><text:span text:style-name="T1">dans les classes </text:span><text:span text:style-name="T1">E</text:span><text:span text:style-name="T1">ntete et </text:span><text:span text:style-name="T1">C</text:span><text:span text:style-name="T1">hapitre.</text:span></text:p>
      <text:p text:style-name="P3"/>
      <text:p text:style-name="P3">2. Il est possible d’afficher le même texte avec des alignements différents. Il faudrait créer un titre avec le premier alignement et l’afficher, puis créer un second titre avec un autre alignement où on copierait les attributs du premier, etc. Cela n’est pas efficace.</text:p>
      <text:p text:style-name="P3"/>
      <text:p text:style-name="P3"><text:soft-page-break/>3. Pour afficher un titre avec une nouvelle forme, il faudrait créer une nouvelle fonction d’affichage ou modifier une classe existante.</text:p>
      <text:p text:style-name="P3"/>
      <text:p text:style-name="P3"/>
      <text:p text:style-name="P13"><text:bookmark text:name="org4dff115"/>3 Formes géométriques</text:p>
      <text:p text:style-name="P3"/>
      <text:p text:style-name="P2"><text:bookmark text:name="org1eba41d"/>3.3 Pulsations optionnelles</text:p>
      <text:p text:style-name="P2"/>
      <text:p text:style-name="P3">1.Il ne manque aucune classe mis à part les nouvelles classes (CarrePulsant, CerclePulsant, .., et FormePulsante) qui sont décrite ci dessus .</text:p>
      <text:p text:style-name="P3"/>
      <text:p text:style-name="P3">2. Le problème est qu'on aurait besoin de faire un héritage multiple : CarrePulsant heirterai de Carré et de FormePulsante, idem pour CerclePulsant, LosangePulsant et TrianglePulsant. En java une classe ne pouvant pas hériter de deux classes différente nous allons devoir trouver une manière de contourner le problème.</text:p>
      <text:p text:style-name="P3"/>
      <text:p text:style-name="P3">3. Pour contourner ce problème :</text:p>
      <text:p text:style-name="P3">La classe Forme aura une nouvelle méthode abstraite : void avancer(), il y aura également un attribut de type entier qui représentera l'étape d'affichage de la forme, cet entier variera dans la boucle du programme principal avec un « setter » également défini.</text:p>
      <text:p text:style-name="P3">Carre, Triangle, Cercle et Losange vont hériter de Forme, et implémenter la méthode avancer() comme étant un simple appel à la fonction dessiner().</text:p>
      <text:p text:style-name="P3">Nous allons créer une classe « FormePulsante » comme décrite dans le sujet du TP, qui implémentera la fonction avancer() de manière différente : on reprend le morceau de code de l'ancien programme principal qui fait varier la taille de la forme géométrique en fonction de l'étape, puis on fait un appel à la méthode dessiner() .</text:p>
      <text:p text:style-name="P3">Le point faible de cette méthode est que nous avons dupliquer du code : les fonctions dessiner() de chaque forme géométrique et de sa variante pulsante sont les mêmes, il y a sûrement une autre façon de faire qui permettrai de ne pas dupliquer ce code.</text:p>
      <text:p text:style-name="P3"/>
      <text:p text:style-name="P2"><text:bookmark text:name="org7e5bff7"/>3.4 Rotations et clignotement</text:p>
      <text:p text:style-name="P3"/>
      <text:p text:style-name="P3">1. Une méthode comme décrite pour les pulsations n'est pas adaptée ici car un objet ne pourrait pas être par exemple tournant et pulsant, à mois de définir chaque classe possible : CarrePulsantTournant, CarrePulsantClignotant, CarrePulsantClignotantTournant, …</text:p>
      <text:p text:style-name="P3">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oto Sans CJK SC Regular"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30T14:10:30.147341021</meta:creation-date>
    <dc:date>2019-10-12T20:06:48.57</dc:date>
    <meta:editing-duration>PT1H18M7S</meta:editing-duration>
    <meta:editing-cycles>16</meta:editing-cycles>
    <meta:generator>OpenOffice/4.1.3$Win32 OpenOffice.org_project/413m1$Build-9783</meta:generator>
    <dc:creator>François ROBERT</dc:creator>
    <meta:document-statistic meta:table-count="0" meta:image-count="0" meta:object-count="0" meta:page-count="2" meta:paragraph-count="37" meta:word-count="633" meta:character-count="3918"/>
  </office:meta>
</office:document-meta>
</file>